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5cm" svg:stroke-color="#000080" draw:marker-start="Arrow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47ff" draw:marker-start="Arrow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gr13" style:family="graphic" style:parent-style-name="objectwithoutfill">
      <style:graphic-properties draw:stroke="dash" draw:stroke-dash="Ultrafine_20_Dashed"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5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tyle="italic" style:font-style-asian="italic" style:font-style-complex="italic"/>
    </style:style>
    <style:style style:name="P3" style:family="paragraph">
      <style:text-properties fo:color="#000080"/>
    </style:style>
    <style:style style:name="P4" style:family="paragraph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P5" style:family="paragraph">
      <style:text-properties fo:color="#0047ff"/>
    </style:style>
    <style:style style:name="P6" style:family="paragraph">
      <style:text-properties fo:color="#0047ff" fo:font-family="'Liberation Serif'" style:font-family-generic="roman" style:font-pitch="variable" fo:font-style="italic" style:font-style-asian="italic" style:font-style-complex="italic"/>
    </style:style>
    <style:style style:name="P7" style:family="paragraph">
      <style:text-properties fo:color="#800000"/>
    </style:style>
    <style:style style:name="P8" style:family="paragraph">
      <style:text-properties fo:color="#800000" fo:font-family="'Liberation Serif'" style:font-family-generic="roman" style:font-pitch="variable" fo:font-style="italic" style:font-style-asian="italic" style:font-style-complex="italic"/>
    </style:style>
    <style:style style:name="T1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2" style:family="text">
      <style:text-properties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3" style:family="text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T4" style:family="text">
      <style:text-properties fo:color="#000080" style:text-position="25% 70%" fo:font-family="'Liberation Serif'" style:font-family-generic="roman" style:font-pitch="variable" fo:font-style="italic" style:font-style-asian="italic" style:font-style-complex="italic"/>
    </style:style>
    <style:style style:name="T5" style:family="text">
      <style:text-properties fo:color="#000080"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6" style:family="text">
      <style:text-properties fo:color="#000080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7" style:family="text">
      <style:text-properties fo:color="#000080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47ff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9" style:family="text">
      <style:text-properties fo:color="#0047ff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800000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11" style:family="text">
      <style:text-properties fo:color="#800000" style:text-position="-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cm" svg:height="5.8cm" svg:x="0.4cm" svg:y="0.541cm">
          <text:p/>
          <draw:enhanced-geometry svg:viewBox="0 0 21600 21600" draw:glue-points="?f6 0 10800 ?f8 ?f11 10800 ?f9 21600 10800 ?f10 ?f5 10800" draw:text-areas="?f3 ?f3 ?f4 ?f4" draw:mirror-vertical="true" draw:type="parallelogram" draw:modifiers="6959.285550721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846cm" svg:height="6.4cm" svg:x="6.554cm" svg:y="0.24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765.649917731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246cm" svg:y1="3.241cm" svg:x2="14.169cm" svg:y2="3.241cm">
          <text:p/>
        </draw:line>
        <draw:custom-shape draw:style-name="gr4" draw:text-style-name="P1" draw:layer="layout" svg:width="0.154cm" svg:height="0.2cm" svg:x="7.554cm" svg:y="3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5.477cm" svg:y1="5.441cm" svg:x2="3.631cm" svg:y2="0.941cm">
          <text:p/>
        </draw:line>
        <draw:line draw:style-name="gr6" draw:text-style-name="P1" draw:layer="layout" svg:x1="5.477cm" svg:y1="5.441cm" svg:x2="3.631cm" svg:y2="0.941cm">
          <text:p/>
        </draw:line>
        <draw:line draw:style-name="gr7" draw:text-style-name="P1" draw:layer="layout" svg:x1="10.246cm" svg:y1="5.9cm" svg:x2="11.4cm" svg:y2="0.7cm">
          <text:p/>
        </draw:line>
        <draw:frame draw:style-name="gr8" draw:text-style-name="P2" draw:layer="layout" svg:width="1.136cm" svg:height="0.954cm" svg:x="7.6cm" svg:y="3.144cm">
          <draw:text-box>
            <text:p><text:span text:style-name="T1">B</text:span><text:span text:style-name="T2">0</text:span></text:p>
          </draw:text-box>
        </draw:frame>
        <draw:frame draw:style-name="gr9" draw:text-style-name="P4" draw:layer="layout" svg:width="1.5cm" svg:height="0.954cm" svg:x="5.7cm" svg:y="2.259cm">
          <draw:text-box>
            <text:p text:style-name="P3"><text:span text:style-name="T3">K</text:span><text:span text:style-name="T4">* </text:span><text:span text:style-name="T5">0</text:span></text:p>
          </draw:text-box>
        </draw:frame>
        <draw:frame draw:style-name="gr10" draw:text-style-name="P4" draw:layer="layout" svg:width="1.274cm" svg:height="0.954cm" svg:x="2.5cm" svg:y="0.741cm">
          <draw:text-box>
            <text:p text:style-name="P3"><text:span text:style-name="T3">K</text:span><text:span text:style-name="T4">+</text:span></text:p>
          </draw:text-box>
        </draw:frame>
        <draw:frame draw:style-name="gr11" draw:text-style-name="P4" draw:layer="layout" svg:width="1.144cm" svg:height="1.144cm" svg:x="4.2cm" svg:y="4.897cm">
          <draw:text-box>
            <text:p text:style-name="P3"><text:span text:style-name="T6">π</text:span><text:span text:style-name="T7">+</text:span></text:p>
          </draw:text-box>
        </draw:frame>
        <draw:frame draw:style-name="gr12" draw:text-style-name="P6" draw:layer="layout" svg:width="1.225cm" svg:height="1.144cm" svg:x="10.4cm" svg:y="5.1cm">
          <draw:text-box>
            <text:p text:style-name="P5"><text:span text:style-name="T8">μ </text:span><text:span text:style-name="T9">-</text:span></text:p>
          </draw:text-box>
        </draw:frame>
        <draw:frame draw:style-name="gr11" draw:text-style-name="P6" draw:layer="layout" svg:width="1.424cm" svg:height="1.144cm" svg:x="11.476cm" svg:y="0.441cm">
          <draw:text-box>
            <text:p text:style-name="P5"><text:span text:style-name="T8">μ</text:span><text:span text:style-name="T9">+</text:span></text:p>
          </draw:text-box>
        </draw:frame>
        <draw:path draw:style-name="gr13" draw:text-style-name="P1" draw:layer="layout" svg:width="1.126cm" svg:height="0.678cm" draw:transform="skewX (-0.0438077642250577) rotate (-0.10786134777325) translate (4.24615384615385cm 2.441cm)" svg:viewBox="0 0 1127 679" svg:d="m0 0c928 0 1127 679 1127 679">
          <text:p/>
        </draw:path>
        <draw:path draw:style-name="gr13" draw:text-style-name="P1" draw:layer="layout" svg:width="0.848cm" svg:height="0.891cm" draw:transform="skewX (-0.0450294947014537) rotate (-0.10786134777325) translate (10.1560809327475cm 2.30861909955844cm)" svg:viewBox="0 0 849 892" svg:d="m849 0c-685 174-849 892-849 892">
          <text:p/>
        </draw:path>
        <draw:path draw:style-name="gr13" draw:text-style-name="P1" draw:layer="layout" svg:width="1.074cm" svg:height="0.284cm" draw:transform="skewX (-0.0406661715714679) rotate (-0.107686814848051) translate (7.03447968103388cm 1.65651352002572cm)" svg:viewBox="0 0 1075 285" svg:d="m1075 169c-571-439-1075 116-1075 116">
          <text:p/>
        </draw:path>
        <draw:frame draw:style-name="gr14" draw:text-style-name="P8" draw:layer="layout" svg:width="1.123cm" svg:height="1.054cm" svg:x="4.577cm" svg:y="1.6cm">
          <draw:text-box>
            <text:p text:style-name="P7"><text:span text:style-name="T10">θ</text:span><text:span text:style-name="T11">K</text:span></text:p>
          </draw:text-box>
        </draw:frame>
        <draw:frame draw:style-name="gr15" draw:text-style-name="P8" draw:layer="layout" svg:width="1.132cm" svg:height="1.054cm" svg:x="9.968cm" svg:y="1.387cm">
          <draw:text-box>
            <text:p text:style-name="P7"><text:span text:style-name="T10">θ</text:span><text:span text:style-name="T11">ℓ</text:span></text:p>
          </draw:text-box>
        </draw:frame>
        <draw:frame draw:style-name="gr16" draw:text-style-name="P8" draw:layer="layout" svg:width="0.742cm" svg:height="0.954cm" svg:x="7.271cm" svg:y="0.641cm">
          <draw:text-box>
            <text:p text:style-name="P7"><text:span text:style-name="T10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3-11T16:22:46</meta:creation-date>
    <dc:date>2014-03-11T16:54:42</dc:date>
    <dc:creator>Samuel Cunliffe</dc:creator>
    <meta:editing-duration>PT57S</meta:editing-duration>
    <meta:editing-cycles>1</meta:editing-cycles>
    <meta:document-statistic meta:object-count="19"/>
    <meta:generator>LibreOffice/4.0.4.2$Linux_X86_64 LibreOffice_project/400m0$Build-2</meta:generator>
  </office:meta>
</office:document-meta>
</file>